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TT KOLLA UPP</text:p>
      <text:p text:style-name="Standard"/>
      <text:p text:style-name="Standard">TASKS, EVENT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las Johansson</meta:initial-creator>
    <meta:creation-date>2017-07-18T22:59:38.63</meta:creation-date>
    <meta:document-statistic meta:table-count="0" meta:image-count="0" meta:object-count="0" meta:page-count="1" meta:paragraph-count="2" meta:word-count="5" meta:character-count="27"/>
    <dc:date>2017-07-18T23:00:21.29</dc:date>
    <dc:creator>Niklas Johansson</dc:creator>
    <meta:editing-duration>PT42S</meta:editing-duration>
    <meta:editing-cycles>1</meta:editing-cycles>
    <meta:generator>OpenOffice/4.1.3$Win32 OpenOffice.org_project/413m1$Build-9783</meta:generator>
  </office:meta>
</office:document-meta>
</file>